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057a22" officeooo:paragraph-rsid="00057a22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language="fr" fo:country="FR" style:text-underline-style="solid" style:text-underline-width="auto" style:text-underline-color="font-color" fo:font-weight="normal" officeooo:rsid="00057a22" officeooo:paragraph-rsid="00057a22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break-before="page"/>
      <style:text-properties fo:language="fr" fo:country="F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ture et fonction des mots</text:p>
      <text:p text:style-name="P2"/>
      <text:p text:style-name="P2"/>
      <text:p text:style-name="P1">2°/ La fonction d’un mot s’organise en général : </text:p>
      <text:p text:style-name="P1">a) autour d’un nom → complément du nom, épithète, complément de l’antécédent</text:p>
      <text:p text:style-name="P1">b) autour du verbe → Sujet, COD, COS, attribut</text:p>
      <text:p text:style-name="P1"/>
      <text:p text:style-name="P1">Ex : a) autour d’un nom</text:p>
      <text:p text:style-name="P1"><text:tab/>Les élèves de la classe =&gt; «  de la classe » = complément d’un nom « élèves »</text:p>
      <text:p text:style-name="P1">Ex : b) autour d’un verbe </text:p>
      <text:p text:style-name="P1">« Il écrit une lettre »</text:p>
      <text:p text:style-name="P1">« Elle écrit à sa mère »</text:p>
      <text:p text:style-name="P1">« Elle écrit une lettre à sa mère »</text:p>
      <text:p text:style-name="P1">« Elle est tranquille »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11-25T15:13:19.089000000</dc:date>
    <meta:editing-duration>PT5M53S</meta:editing-duration>
    <meta:editing-cycles>3</meta:editing-cycles>
    <meta:document-statistic meta:table-count="0" meta:image-count="0" meta:object-count="0" meta:page-count="2" meta:paragraph-count="11" meta:word-count="92" meta:character-count="430" meta:non-whitespace-character-count="345"/>
  </office:meta>
</office:document-meta>
</file>